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明朝" svg:font-family="游明朝" style:font-family-generic="system" style:font-pitch="variable"/>
    <style:font-face style:name="ＭＳ ゴシック" svg:font-family="'ＭＳ ゴシック'"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style:font-face style:name="ＭＳ Ｐゴシック" svg:font-family="'ＭＳ Ｐゴシック'" style:font-family-generic="roman" style:font-pitch="variable"/>
    <style:font-face style:name="ＭＳ Ｐゴシック1" svg:font-family="'ＭＳ Ｐゴシック'" style:font-family-generic="modern" style:font-pitch="variable"/>
    <style:font-face style:name="ＭＳ Ｐゴシック2" svg:font-family="'ＭＳ Ｐゴシック'" style:font-family-generic="system" style:font-pitch="variable"/>
  </office:font-face-decls>
  <office:automatic-styles>
    <style:style style:name="表1" style:family="table" style:master-page-name="Standard">
      <style:table-properties style:width="26.928cm" fo:margin-left="0.183cm" fo:margin-top="0cm" fo:margin-bottom="0cm" style:page-number="95" table:align="left" style:writing-mode="lr-tb"/>
    </style:style>
    <style:style style:name="表1.A" style:family="table-column">
      <style:table-column-properties style:column-width="6.481cm"/>
    </style:style>
    <style:style style:name="表1.B" style:family="table-column">
      <style:table-column-properties style:column-width="3.336cm"/>
    </style:style>
    <style:style style:name="表1.C" style:family="table-column">
      <style:table-column-properties style:column-width="4.002cm"/>
    </style:style>
    <style:style style:name="表1.D" style:family="table-column">
      <style:table-column-properties style:column-width="5.078cm"/>
    </style:style>
    <style:style style:name="表1.E" style:family="table-column">
      <style:table-column-properties style:column-width="0.9cm"/>
    </style:style>
    <style:style style:name="表1.F" style:family="table-column">
      <style:table-column-properties style:column-width="1.402cm"/>
    </style:style>
    <style:style style:name="表1.G" style:family="table-column">
      <style:table-column-properties style:column-width="0.859cm"/>
    </style:style>
    <style:style style:name="表1.H" style:family="table-column">
      <style:table-column-properties style:column-width="2.247cm"/>
    </style:style>
    <style:style style:name="表1.I" style:family="table-column">
      <style:table-column-properties style:column-width="0.993cm"/>
    </style:style>
    <style:style style:name="表1.J" style:family="table-column">
      <style:table-column-properties style:column-width="1.63cm"/>
    </style:style>
    <style:style style:name="表1.1" style:family="table-row">
      <style:table-row-properties style:min-row-height="0.953cm" fo:keep-together="auto"/>
    </style:style>
    <style:style style:name="表1.A1" style:family="table-cell">
      <style:table-cell-properties style:vertical-align="middle" fo:background-color="#ffffff" fo:padding-left="0.175cm" fo:padding-right="0.175cm" fo:padding-top="0cm" fo:padding-bottom="0cm" fo:border-left="0.5pt solid #000000" fo:border-right="none" fo:border-top="0.5pt solid #000000" fo:border-bottom="0.5pt solid #000000">
        <style:background-image/>
      </style:table-cell-properties>
    </style:style>
    <style:style style:name="表1.B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background-image/>
      </style:table-cell-properties>
    </style:style>
    <style:style style:name="表1.E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writing-mode="tb-rl">
        <style:background-image/>
      </style:table-cell-properties>
    </style:style>
    <style:style style:name="表1.J1"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1.2" style:family="table-row">
      <style:table-row-properties style:min-row-height="0.55cm" fo:keep-together="auto"/>
    </style:style>
    <style:style style:name="表1.B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C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D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J2"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1.3" style:family="table-row">
      <style:table-row-properties style:min-row-height="0.374cm" fo:keep-together="auto"/>
    </style:style>
    <style:style style:name="表1.B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C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D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H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J3"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2" style:family="table">
      <style:table-properties style:width="26.899cm" fo:margin-left="0.183cm" fo:margin-top="0cm" fo:margin-bottom="0cm" table:align="left" style:writing-mode="lr-tb"/>
    </style:style>
    <style:style style:name="表2.A" style:family="table-column">
      <style:table-column-properties style:column-width="1.109cm"/>
    </style:style>
    <style:style style:name="表2.B" style:family="table-column">
      <style:table-column-properties style:column-width="3.186cm"/>
    </style:style>
    <style:style style:name="表2.C" style:family="table-column">
      <style:table-column-properties style:column-width="6.498cm"/>
    </style:style>
    <style:style style:name="表2.D" style:family="table-column">
      <style:table-column-properties style:column-width="4.949cm"/>
    </style:style>
    <style:style style:name="表2.E" style:family="table-column">
      <style:table-column-properties style:column-width="6.117cm"/>
    </style:style>
    <style:style style:name="表2.F" style:family="table-column">
      <style:table-column-properties style:column-width="2.223cm"/>
    </style:style>
    <style:style style:name="表2.G" style:family="table-column">
      <style:table-column-properties style:column-width="1.296cm"/>
    </style:style>
    <style:style style:name="表2.H" style:family="table-column">
      <style:table-column-properties style:column-width="1.52cm"/>
    </style:style>
    <style:style style:name="表2.1" style:family="table-row">
      <style:table-row-properties style:min-row-height="0.503cm" fo:keep-together="auto"/>
    </style:style>
    <style:style style:name="表2.A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background-image/>
      </style:table-cell-properties>
    </style:style>
    <style:style style:name="表2.E1"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2.3" style:family="table-row">
      <style:table-row-properties style:min-row-height="1.191cm" fo:keep-together="auto"/>
    </style:style>
    <style:style style:name="表3" style:family="table" style:master-page-name="Converted1">
      <style:table-properties style:width="26.928cm" fo:margin-left="0.183cm" fo:margin-top="0cm" fo:margin-bottom="0cm" style:page-number="95" table:align="left" style:writing-mode="lr-tb"/>
    </style:style>
    <style:style style:name="表3.A" style:family="table-column">
      <style:table-column-properties style:column-width="6.481cm"/>
    </style:style>
    <style:style style:name="表3.B" style:family="table-column">
      <style:table-column-properties style:column-width="3.334cm"/>
    </style:style>
    <style:style style:name="表3.C" style:family="table-column">
      <style:table-column-properties style:column-width="4.004cm"/>
    </style:style>
    <style:style style:name="表3.D" style:family="table-column">
      <style:table-column-properties style:column-width="5.078cm"/>
    </style:style>
    <style:style style:name="表3.E" style:family="table-column">
      <style:table-column-properties style:column-width="0.9cm"/>
    </style:style>
    <style:style style:name="表3.F" style:family="table-column">
      <style:table-column-properties style:column-width="1.402cm"/>
    </style:style>
    <style:style style:name="表3.G" style:family="table-column">
      <style:table-column-properties style:column-width="0.857cm"/>
    </style:style>
    <style:style style:name="表3.H" style:family="table-column">
      <style:table-column-properties style:column-width="2.245cm"/>
    </style:style>
    <style:style style:name="表3.I" style:family="table-column">
      <style:table-column-properties style:column-width="0.993cm"/>
    </style:style>
    <style:style style:name="表3.J" style:family="table-column">
      <style:table-column-properties style:column-width="1.633cm"/>
    </style:style>
    <style:style style:name="表3.1" style:family="table-row">
      <style:table-row-properties style:min-row-height="0.953cm" fo:keep-together="auto"/>
    </style:style>
    <style:style style:name="表3.A1" style:family="table-cell">
      <style:table-cell-properties style:vertical-align="middle" fo:background-color="#ffffff" fo:padding-left="0.175cm" fo:padding-right="0.175cm" fo:padding-top="0cm" fo:padding-bottom="0cm" fo:border-left="0.5pt solid #000000" fo:border-right="none" fo:border-top="0.5pt solid #000000" fo:border-bottom="0.5pt solid #000000">
        <style:background-image/>
      </style:table-cell-properties>
    </style:style>
    <style:style style:name="表3.B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background-image/>
      </style:table-cell-properties>
    </style:style>
    <style:style style:name="表3.E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writing-mode="tb-rl">
        <style:background-image/>
      </style:table-cell-properties>
    </style:style>
    <style:style style:name="表3.J1"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3.2" style:family="table-row">
      <style:table-row-properties style:min-row-height="0.55cm" fo:keep-together="auto"/>
    </style:style>
    <style:style style:name="表3.B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C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D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J2"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3.3" style:family="table-row">
      <style:table-row-properties style:min-row-height="0.374cm" fo:keep-together="auto"/>
    </style:style>
    <style:style style:name="表3.B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C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D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H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J3"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4" style:family="table">
      <style:table-properties style:width="26.899cm" fo:margin-left="0.183cm" fo:margin-top="0cm" fo:margin-bottom="0cm" table:align="left" style:writing-mode="lr-tb"/>
    </style:style>
    <style:style style:name="表4.A" style:family="table-column">
      <style:table-column-properties style:column-width="1.108cm"/>
    </style:style>
    <style:style style:name="表4.B" style:family="table-column">
      <style:table-column-properties style:column-width="3.187cm"/>
    </style:style>
    <style:style style:name="表4.C" style:family="table-column">
      <style:table-column-properties style:column-width="6.496cm"/>
    </style:style>
    <style:style style:name="表4.D" style:family="table-column">
      <style:table-column-properties style:column-width="4.951cm"/>
    </style:style>
    <style:style style:name="表4.E" style:family="table-column">
      <style:table-column-properties style:column-width="6.117cm"/>
    </style:style>
    <style:style style:name="表4.F" style:family="table-column">
      <style:table-column-properties style:column-width="2.219cm"/>
    </style:style>
    <style:style style:name="表4.G" style:family="table-column">
      <style:table-column-properties style:column-width="1.296cm"/>
    </style:style>
    <style:style style:name="表4.H" style:family="table-column">
      <style:table-column-properties style:column-width="1.524cm"/>
    </style:style>
    <style:style style:name="表4.1" style:family="table-row">
      <style:table-row-properties style:min-row-height="0.503cm" fo:keep-together="auto"/>
    </style:style>
    <style:style style:name="表4.A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background-image/>
      </style:table-cell-properties>
    </style:style>
    <style:style style:name="表4.E1"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4.3" style:family="table-row">
      <style:table-row-properties style:min-row-height="1.191cm" fo:keep-together="auto"/>
    </style:style>
    <style:style style:name="表4.A5"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4.H5" style:family="table-cell">
      <style:table-cell-properties style:vertical-align="middle" fo:background-color="transparent" fo:padding-left="0.175cm" fo:padding-right="0.175cm" fo:padding-top="0cm" fo:padding-bottom="0cm" fo:border-left="0.5pt solid #000000" fo:border-right="0.5pt solid #000000" fo:border-top="none" fo:border-bottom="0.5pt solid #000000">
        <style:background-image/>
      </style:table-cell-properties>
    </style:style>
    <style:style style:name="表4.8" style:family="table-row">
      <style:table-row-properties style:min-row-height="1.274cm" fo:keep-together="auto"/>
    </style:style>
    <style:style style:name="P1" style:family="paragraph" style:parent-style-name="Footer">
      <style:paragraph-properties fo:margin-left="0cm" fo:margin-right="0cm" fo:text-align="end" style:justify-single-word="false" fo:text-indent="0.635cm" style:auto-text-indent="false"/>
      <style:text-properties fo:font-size="10pt" style:font-size-asian="10pt"/>
    </style:style>
    <style:style style:name="P2" style:family="paragraph" style:parent-style-name="Footer">
      <style:paragraph-properties fo:margin-left="0.37cm" fo:margin-right="0cm" fo:orphans="0" fo:widows="0" fo:text-indent="-0.37cm" style:auto-text-indent="false">
        <style:tab-stops/>
      </style:paragraph-properties>
      <style:text-properties style:font-name="ＭＳ Ｐゴシック" fo:font-size="10pt" style:font-size-asian="10pt" style:font-name-complex="ＭＳ Ｐゴシック2"/>
    </style:style>
    <style:style style:name="P3" style:family="paragraph" style:parent-style-name="Standard">
      <style:paragraph-properties fo:orphans="0" fo:widows="0"/>
      <style:text-properties style:font-name="ＭＳ Ｐゴシック" fo:font-size="10pt" style:font-size-asian="10pt" style:font-name-complex="ＭＳ Ｐゴシック2"/>
    </style:style>
    <style:style style:name="P4" style:family="paragraph" style:parent-style-name="Standard">
      <style:paragraph-properties fo:margin-left="0.011cm" fo:margin-right="0cm" fo:orphans="0" fo:widows="0" fo:text-indent="0cm" style:auto-text-indent="false"/>
      <style:text-properties style:font-name="ＭＳ Ｐゴシック" fo:font-size="10pt" style:font-size-asian="10pt" style:font-name-complex="ＭＳ Ｐゴシック2"/>
    </style:style>
    <style:style style:name="P5" style:family="paragraph" style:parent-style-name="Standard">
      <style:paragraph-properties fo:orphans="0" fo:widows="0"/>
      <style:text-properties style:font-name="ＭＳ Ｐゴシック" fo:font-size="10pt" officeooo:paragraph-rsid="000548cf" style:font-size-asian="10pt" style:font-name-complex="ＭＳ Ｐゴシック2"/>
    </style:style>
    <style:style style:name="P6" style:family="paragraph" style:parent-style-name="Standard">
      <style:paragraph-properties fo:orphans="0" fo:widows="0"/>
      <style:text-properties style:font-name="ＭＳ Ｐゴシック" fo:font-size="10pt" officeooo:paragraph-rsid="00080020" style:font-size-asian="10pt" style:font-name-complex="ＭＳ Ｐゴシック2"/>
    </style:style>
    <style:style style:name="P7"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style:font-size-asian="10pt" style:font-name-complex="ＭＳ Ｐゴシック2"/>
    </style:style>
    <style:style style:name="P8" style:family="paragraph" style:parent-style-name="Standard">
      <style:paragraph-properties fo:text-align="center" style:justify-single-word="false" fo:orphans="0" fo:widows="0"/>
      <style:text-properties style:font-name="ＭＳ Ｐゴシック" fo:font-size="10pt" style:font-size-asian="10pt" style:font-name-complex="ＭＳ Ｐゴシック2"/>
    </style:style>
    <style:style style:name="P9"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paragraph-rsid="00063777" style:font-size-asian="10pt" style:font-name-complex="ＭＳ Ｐゴシック2"/>
    </style:style>
    <style:style style:name="P10"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62740" officeooo:paragraph-rsid="00062740" style:font-size-asian="10pt" style:font-name-complex="ＭＳ Ｐゴシック2"/>
    </style:style>
    <style:style style:name="P11"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62740" officeooo:paragraph-rsid="00063777" style:font-size-asian="10pt" style:font-name-complex="ＭＳ Ｐゴシック2"/>
    </style:style>
    <style:style style:name="P12" style:family="paragraph" style:parent-style-name="Standard">
      <style:paragraph-properties fo:orphans="0" fo:widows="0"/>
      <style:text-properties style:font-name="ＭＳ Ｐゴシック" fo:font-size="10pt" officeooo:rsid="00062740" officeooo:paragraph-rsid="00063777" style:font-size-asian="10pt" style:font-name-complex="ＭＳ Ｐゴシック2"/>
    </style:style>
    <style:style style:name="P13" style:family="paragraph" style:parent-style-name="Standard">
      <style:paragraph-properties fo:orphans="0" fo:widows="0"/>
      <style:text-properties style:font-name="ＭＳ Ｐゴシック" fo:font-size="10pt" officeooo:rsid="00062740" officeooo:paragraph-rsid="0008053a" style:font-size-asian="10pt" style:font-name-complex="ＭＳ Ｐゴシック2"/>
    </style:style>
    <style:style style:name="P14" style:family="paragraph" style:parent-style-name="Standard">
      <style:paragraph-properties fo:orphans="0" fo:widows="0"/>
      <style:text-properties style:font-name="ＭＳ Ｐゴシック" fo:font-size="10pt" officeooo:rsid="00063777" officeooo:paragraph-rsid="00063777" style:font-size-asian="10pt" style:font-name-complex="ＭＳ Ｐゴシック2"/>
    </style:style>
    <style:style style:name="P15" style:family="paragraph" style:parent-style-name="Standard">
      <style:paragraph-properties fo:orphans="0" fo:widows="0"/>
      <style:text-properties style:font-name="ＭＳ Ｐゴシック" fo:font-size="10pt" officeooo:rsid="00080020" style:font-size-asian="10pt" style:font-name-complex="ＭＳ Ｐゴシック2"/>
    </style:style>
    <style:style style:name="P16"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80020" officeooo:paragraph-rsid="00080020" style:font-size-asian="10pt" style:font-name-complex="ＭＳ Ｐゴシック2"/>
    </style:style>
    <style:style style:name="P17" style:family="paragraph" style:parent-style-name="Standard">
      <style:paragraph-properties fo:orphans="0" fo:widows="0"/>
      <style:text-properties style:font-name="ＭＳ Ｐゴシック" fo:font-size="10pt" officeooo:rsid="0008053a" officeooo:paragraph-rsid="0008053a" style:font-size-asian="10pt" style:font-name-complex="ＭＳ Ｐゴシック2"/>
    </style:style>
    <style:style style:name="P18"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8053a" officeooo:paragraph-rsid="0008053a" style:font-size-asian="10pt" style:font-name-complex="ＭＳ Ｐゴシック2"/>
    </style:style>
    <style:style style:name="P19" style:family="paragraph" style:parent-style-name="Standard">
      <style:paragraph-properties fo:text-align="center" style:justify-single-word="false" fo:orphans="0" fo:widows="0" style:snap-to-layout-grid="false"/>
      <style:text-properties style:font-name="ＭＳ Ｐゴシック" fo:font-size="11pt" style:font-size-asian="11pt" style:font-name-complex="ＭＳ Ｐゴシック2"/>
    </style:style>
    <style:style style:name="P20" style:family="paragraph" style:parent-style-name="Standard">
      <style:paragraph-properties fo:orphans="0" fo:widows="0" style:snap-to-layout-grid="false"/>
      <style:text-properties style:font-name="ＭＳ Ｐゴシック" fo:font-size="11pt" style:font-size-asian="11pt" style:font-name-complex="ＭＳ Ｐゴシック2"/>
    </style:style>
    <style:style style:name="P21" style:family="paragraph" style:parent-style-name="Footer">
      <style:paragraph-properties fo:orphans="0" fo:widows="0">
        <style:tab-stops/>
      </style:paragraph-properties>
      <style:text-properties style:font-name="ＭＳ Ｐゴシック" fo:font-size="11pt" style:font-size-asian="11pt" style:font-name-complex="ＭＳ Ｐゴシック2"/>
    </style:style>
    <style:style style:name="P22" style:family="paragraph" style:parent-style-name="Standard">
      <style:paragraph-properties fo:text-align="center" style:justify-single-word="false" fo:orphans="0" fo:widows="0"/>
      <style:text-properties style:font-name="ＭＳ Ｐゴシック" fo:font-size="11pt" style:font-size-asian="11pt" style:font-name-complex="ＭＳ 明朝1"/>
    </style:style>
    <style:style style:name="P23" style:family="paragraph" style:parent-style-name="Standard">
      <style:paragraph-properties fo:margin-left="0.199cm" fo:margin-right="0.199cm" fo:text-align="center" style:justify-single-word="false" fo:orphans="0" fo:widows="0" fo:text-indent="0cm" style:auto-text-indent="false"/>
      <style:text-properties style:font-name="ＭＳ Ｐゴシック" fo:font-size="11pt" style:font-size-asian="11pt" style:font-name-complex="ＭＳ 明朝1"/>
    </style:style>
    <style:style style:name="P24" style:family="paragraph" style:parent-style-name="Standard">
      <style:paragraph-properties fo:margin-left="0cm" fo:margin-right="0.37cm" fo:text-align="end" style:justify-single-word="false" fo:text-indent="0cm" style:auto-text-indent="false"/>
      <style:text-properties style:font-name="ＭＳ Ｐゴシック" style:font-name-complex="ＭＳ Ｐゴシック2" style:font-weight-complex="bold"/>
    </style:style>
    <style:style style:name="P25" style:family="paragraph" style:parent-style-name="Standard">
      <style:paragraph-properties fo:text-align="center" style:justify-single-word="false" fo:orphans="0" fo:widows="0"/>
      <style:text-properties style:font-name="ＭＳ Ｐゴシック" style:font-name-complex="ＭＳ Ｐゴシック2"/>
    </style:style>
    <style:style style:name="P26" style:family="paragraph" style:parent-style-name="Standard">
      <style:paragraph-properties fo:margin-left="0.145cm" fo:margin-right="0cm" fo:text-align="center" style:justify-single-word="false" fo:orphans="0" fo:widows="0" fo:text-indent="0cm" style:auto-text-indent="false"/>
      <style:text-properties style:font-name="ＭＳ Ｐゴシック" style:font-name-complex="ＭＳ Ｐゴシック2"/>
    </style:style>
    <style:style style:name="P27" style:family="paragraph" style:parent-style-name="Standard">
      <style:paragraph-properties fo:text-align="center" style:justify-single-word="false" fo:orphans="0" fo:widows="0"/>
      <style:text-properties style:font-name="ＭＳ Ｐゴシック" fo:font-size="12pt" style:font-size-asian="12pt" style:font-name-complex="ＭＳ 明朝1"/>
    </style:style>
    <style:style style:name="P28" style:family="paragraph" style:parent-style-name="Standard">
      <style:paragraph-properties fo:text-align="center" style:justify-single-word="false" fo:orphans="0" fo:widows="0"/>
    </style:style>
    <style:style style:name="P29" style:family="paragraph" style:parent-style-name="Standard">
      <style:text-properties style:font-name="ＭＳ 明朝" fo:font-size="11pt" style:font-name-asian="ＭＳ 明朝1" style:font-size-asian="11pt" style:font-name-complex="ＭＳ 明朝1"/>
    </style:style>
    <style:style style:name="P30" style:family="paragraph" style:parent-style-name="Standard">
      <style:paragraph-properties fo:text-align="center" style:justify-single-word="false" fo:orphans="0" fo:widows="0" style:snap-to-layout-grid="false"/>
      <style:text-properties style:font-name="ＭＳ 明朝" fo:font-size="11pt" style:font-size-asian="11pt" style:font-name-complex="ＭＳ 明朝1"/>
    </style:style>
    <style:style style:name="P31" style:family="paragraph" style:parent-style-name="Heading_20_1">
      <style:paragraph-properties fo:margin-left="0cm" fo:margin-right="0cm" fo:orphans="0" fo:widows="0" fo:text-indent="0cm" style:auto-text-indent="false"/>
      <style:text-properties fo:font-variant="normal" fo:text-transform="none" fo:color="#000000" loext:opacity="100%" style:font-name="ＭＳ Ｐゴシック" fo:font-size="10pt" fo:letter-spacing="normal" style:font-name-asian="ＭＳ Ｐゴシック1" style:font-size-asian="10pt" style:font-style-asian="normal" style:font-weight-asian="normal" style:font-name-complex="ＭＳ Ｐゴシック2"/>
    </style:style>
    <style:style style:name="P32"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c3d67" officeooo:paragraph-rsid="000c3d67" style:font-size-asian="10pt" style:font-name-complex="ＭＳ Ｐゴシック2"/>
    </style:style>
    <style:style style:name="P33" style:family="paragraph" style:parent-style-name="Heading_20_1">
      <style:paragraph-properties fo:margin-left="0.011cm" fo:margin-right="0cm" fo:orphans="0" fo:widows="0" fo:text-indent="0cm" style:auto-text-indent="false"/>
      <style:text-properties fo:font-variant="normal" fo:text-transform="none" fo:color="#000000" loext:opacity="100%" style:font-name="ＭＳ Ｐゴシック" fo:font-size="10pt" fo:letter-spacing="normal" style:font-name-asian="ＭＳ Ｐゴシック1" style:font-size-asian="10pt" style:font-style-asian="normal" style:font-weight-asian="normal" style:font-name-complex="ＭＳ Ｐゴシック2"/>
    </style:style>
    <style:style style:name="T1" style:family="text">
      <style:text-properties officeooo:rsid="000627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column table:style-name="表1.D"/>
        <table:table-column table:style-name="表1.E"/>
        <table:table-column table:style-name="表1.F"/>
        <table:table-column table:style-name="表1.G"/>
        <table:table-column table:style-name="表1.H"/>
        <table:table-column table:style-name="表1.I"/>
        <table:table-column table:style-name="表1.J"/>
        <table:table-row table:style-name="表1.1">
          <table:table-cell table:style-name="表1.A1" table:number-rows-spanned="3" office:value-type="string">
            <text:p text:style-name="P27">結合テスト仕様書</text:p>
            <text:p text:style-name="P27">兼成績書</text:p>
          </table:table-cell>
          <table:table-cell table:style-name="表1.B1" office:value-type="string">
            <text:p text:style-name="P22">システム名</text:p>
          </table:table-cell>
          <table:table-cell table:style-name="表1.B1" office:value-type="string">
            <text:p text:style-name="P22">ユースケース名</text:p>
          </table:table-cell>
          <table:table-cell table:style-name="表1.B1" office:value-type="string">
            <text:p text:style-name="P22">グループ名</text:p>
          </table:table-cell>
          <table:table-cell table:style-name="表1.E1" table:number-rows-spanned="3" office:value-type="string">
            <text:p text:style-name="P23">承認印</text:p>
          </table:table-cell>
          <table:table-cell table:style-name="表1.B1" table:number-rows-spanned="3" office:value-type="string">
            <text:p text:style-name="P19"/>
          </table:table-cell>
          <table:table-cell table:style-name="表1.E1" table:number-rows-spanned="3" office:value-type="string">
            <text:p text:style-name="P23">作成日</text:p>
          </table:table-cell>
          <table:table-cell table:style-name="表1.B1" table:number-rows-spanned="2" office:value-type="string">
            <text:p text:style-name="P20"/>
          </table:table-cell>
          <table:table-cell table:style-name="表1.E1" table:number-rows-spanned="3" office:value-type="string">
            <text:p text:style-name="P23">担当</text:p>
          </table:table-cell>
          <table:table-cell table:style-name="表1.J1" table:number-rows-spanned="3" office:value-type="string">
            <text:p text:style-name="P19"/>
          </table:table-cell>
        </table:table-row>
        <table:table-row table:style-name="表1.2">
          <table:covered-table-cell table:style-name="表1.A1"/>
          <table:table-cell table:style-name="表1.B2" table:number-rows-spanned="2" office:value-type="string">
            <text:p text:style-name="P28"/>
          </table:table-cell>
          <table:table-cell table:style-name="表1.C2" table:number-rows-spanned="2" office:value-type="string">
            <text:p text:style-name="P28"/>
          </table:table-cell>
          <table:table-cell table:style-name="表1.D2" table:number-rows-spanned="2" office:value-type="string">
            <text:p text:style-name="P30"/>
          </table:table-cell>
          <table:covered-table-cell table:style-name="表1.E1"/>
          <table:covered-table-cell table:style-name="表1.B1"/>
          <table:covered-table-cell table:style-name="表1.E1"/>
          <table:covered-table-cell table:style-name="表1.B1"/>
          <table:covered-table-cell table:style-name="表1.E1"/>
          <table:covered-table-cell table:style-name="表1.J2"/>
        </table:table-row>
        <table:table-row table:style-name="表1.3">
          <table:covered-table-cell table:style-name="表1.A1"/>
          <table:covered-table-cell table:style-name="表1.B3"/>
          <table:covered-table-cell table:style-name="表1.C3"/>
          <table:covered-table-cell table:style-name="表1.D3"/>
          <table:covered-table-cell table:style-name="表1.E1"/>
          <table:covered-table-cell table:style-name="表1.B1"/>
          <table:covered-table-cell table:style-name="表1.E1"/>
          <table:table-cell table:style-name="表1.H3" office:value-type="string">
            <text:p text:style-name="P21">ver.</text:p>
          </table:table-cell>
          <table:covered-table-cell table:style-name="表1.E1"/>
          <table:covered-table-cell table:style-name="表1.J3"/>
        </table:table-row>
      </table:table>
      <text:p text:style-name="P29"/>
      <table:table table:name="表2" table:style-name="表2">
        <table:table-column table:style-name="表2.A"/>
        <table:table-column table:style-name="表2.B"/>
        <table:table-column table:style-name="表2.C"/>
        <table:table-column table:style-name="表2.D"/>
        <table:table-column table:style-name="表2.E"/>
        <table:table-column table:style-name="表2.F"/>
        <table:table-column table:style-name="表2.G"/>
        <table:table-column table:style-name="表2.H"/>
        <table:table-row table:style-name="表2.1">
          <table:table-cell table:style-name="表2.A1" table:number-rows-spanned="2" office:value-type="string">
            <text:p text:style-name="P25">No.</text:p>
          </table:table-cell>
          <table:table-cell table:style-name="表2.A1" table:number-rows-spanned="2" office:value-type="string">
            <text:p text:style-name="P25">テストケース番号</text:p>
          </table:table-cell>
          <table:table-cell table:style-name="表2.A1" table:number-rows-spanned="2" office:value-type="string">
            <text:p text:style-name="P26">テスト項目</text:p>
          </table:table-cell>
          <table:table-cell table:style-name="表2.A1" table:number-rows-spanned="2" office:value-type="string">
            <text:p text:style-name="P25">テストデータ</text:p>
          </table:table-cell>
          <table:table-cell table:style-name="表2.E1" table:number-columns-spanned="4" office:value-type="string">
            <text:p text:style-name="P25">結果確認</text:p>
          </table:table-cell>
          <table:covered-table-cell/>
          <table:covered-table-cell/>
          <table:covered-table-cell/>
        </table:table-row>
        <table:table-row table:style-name="表2.1">
          <table:covered-table-cell table:style-name="表2.A1"/>
          <table:covered-table-cell table:style-name="表2.A1"/>
          <table:covered-table-cell table:style-name="表2.A1"/>
          <table:covered-table-cell table:style-name="表2.A1"/>
          <table:table-cell table:style-name="表2.A1" office:value-type="string">
            <text:p text:style-name="P28">確認方法</text:p>
          </table:table-cell>
          <table:table-cell table:style-name="表2.A1" office:value-type="string">
            <text:p text:style-name="P28">確認日</text:p>
          </table:table-cell>
          <table:table-cell table:style-name="表2.A1" office:value-type="string">
            <text:p text:style-name="P28">ﾁｪｯｸ</text:p>
          </table:table-cell>
          <table:table-cell table:style-name="表2.E1" office:value-type="string">
            <text:p text:style-name="P28">確認者</text:p>
          </table:table-cell>
        </table:table-row>
        <table:table-row table:style-name="表2.3">
          <table:table-cell table:style-name="表2.A1" office:value-type="string">
            <text:p text:style-name="P7">1</text:p>
          </table:table-cell>
          <table:table-cell table:style-name="表2.A1" office:value-type="string">
            <text:p text:style-name="P3">UC104-01</text:p>
          </table:table-cell>
          <table:table-cell table:style-name="表2.A1" office:value-type="string">
            <text:p text:style-name="P3">会員検索画面に会員IDを入力しないで、検索ボタンを押下する。</text:p>
          </table:table-cell>
          <table:table-cell table:style-name="表2.A1" office:value-type="string">
            <text:p text:style-name="P2"/>
          </table:table-cell>
          <table:table-cell table:style-name="表2.A1" office:value-type="string">
            <text:p text:style-name="P4">会員検索画面に登録されている全会員の情報が表示されることを確認すす。</text:p>
          </table:table-cell>
          <table:table-cell table:style-name="表2.A1" office:value-type="string">
            <text:p text:style-name="P7">20xx/8/6</text:p>
          </table:table-cell>
          <table:table-cell table:style-name="表2.A1" office:value-type="string">
            <text:p text:style-name="P8">○</text:p>
          </table:table-cell>
          <table:table-cell table:style-name="表2.E1" office:value-type="string">
            <text:p text:style-name="P7">鈴木</text:p>
          </table:table-cell>
        </table:table-row>
        <table:table-row table:style-name="表2.3">
          <table:table-cell table:style-name="表2.A1" office:value-type="string">
            <text:p text:style-name="P7">2</text:p>
          </table:table-cell>
          <table:table-cell table:style-name="表2.A1" office:value-type="string">
            <text:p text:style-name="P3">UC104-02</text:p>
          </table:table-cell>
          <table:table-cell table:style-name="表2.A1" office:value-type="string">
            <text:p text:style-name="P3">会員検索画面に会員IDを入力し、検索ボタンを押下する。</text:p>
          </table:table-cell>
          <table:table-cell table:style-name="表2.A1" office:value-type="string">
            <text:p text:style-name="P3">会員ID：1（以前に登録してある会員ID）</text:p>
          </table:table-cell>
          <table:table-cell table:style-name="表2.A1" office:value-type="string">
            <text:p text:style-name="P4">会員検索画面に会員ID1の会員情報が表示されることを確認する。</text:p>
          </table:table-cell>
          <table:table-cell table:style-name="表2.A1" office:value-type="string">
            <text:p text:style-name="P7">20xx/8/6</text:p>
          </table:table-cell>
          <table:table-cell table:style-name="表2.A1" office:value-type="string">
            <text:p text:style-name="P8">○</text:p>
          </table:table-cell>
          <table:table-cell table:style-name="表2.E1" office:value-type="string">
            <text:p text:style-name="P7">鈴木</text:p>
          </table:table-cell>
        </table:table-row>
        <table:table-row table:style-name="表2.3">
          <table:table-cell table:style-name="表2.A1" office:value-type="string">
            <text:p text:style-name="P7"/>
          </table:table-cell>
          <table:table-cell table:style-name="表2.A1" office:value-type="string">
            <text:p text:style-name="P3"/>
          </table:table-cell>
          <table:table-cell table:style-name="表2.A1" office:value-type="string">
            <text:p text:style-name="P3"/>
          </table:table-cell>
          <table:table-cell table:style-name="表2.A1" office:value-type="string">
            <text:p text:style-name="P3"/>
          </table:table-cell>
          <table:table-cell table:style-name="表2.A1" office:value-type="string">
            <text:p text:style-name="P4"/>
          </table:table-cell>
          <table:table-cell table:style-name="表2.A1" office:value-type="string">
            <text:p text:style-name="P7"/>
          </table:table-cell>
          <table:table-cell table:style-name="表2.A1" office:value-type="string">
            <text:p text:style-name="P8"/>
          </table:table-cell>
          <table:table-cell table:style-name="表2.E1" office:value-type="string">
            <text:p text:style-name="P7"/>
          </table:table-cell>
        </table:table-row>
        <table:table-row table:style-name="表2.3">
          <table:table-cell table:style-name="表2.A1" office:value-type="string">
            <text:p text:style-name="P7"/>
          </table:table-cell>
          <table:table-cell table:style-name="表2.A1" office:value-type="string">
            <text:p text:style-name="P3"/>
          </table:table-cell>
          <table:table-cell table:style-name="表2.A1" office:value-type="string">
            <text:p text:style-name="P3"/>
          </table:table-cell>
          <table:table-cell table:style-name="表2.A1" office:value-type="string">
            <text:p text:style-name="P3"/>
          </table:table-cell>
          <table:table-cell table:style-name="表2.A1" office:value-type="string">
            <text:p text:style-name="P4"/>
          </table:table-cell>
          <table:table-cell table:style-name="表2.A1" office:value-type="string">
            <text:p text:style-name="P7"/>
          </table:table-cell>
          <table:table-cell table:style-name="表2.A1" office:value-type="string">
            <text:p text:style-name="P8"/>
          </table:table-cell>
          <table:table-cell table:style-name="表2.E1" office:value-type="string">
            <text:p text:style-name="P7"/>
          </table:table-cell>
        </table:table-row>
      </table:table>
      <text:p text:style-name="P24"/>
      <text:p text:style-name="Standard"/>
      <table:table table:name="表3" table:style-name="表3">
        <table:table-column table:style-name="表3.A"/>
        <table:table-column table:style-name="表3.B"/>
        <table:table-column table:style-name="表3.C"/>
        <table:table-column table:style-name="表3.D"/>
        <table:table-column table:style-name="表3.E"/>
        <table:table-column table:style-name="表3.F"/>
        <table:table-column table:style-name="表3.G"/>
        <table:table-column table:style-name="表3.H"/>
        <table:table-column table:style-name="表3.I"/>
        <table:table-column table:style-name="表3.J"/>
        <table:table-row table:style-name="表3.1">
          <table:table-cell table:style-name="表3.A1" table:number-rows-spanned="3" office:value-type="string">
            <text:p text:style-name="P27">結合テスト仕様書</text:p>
            <text:p text:style-name="P27">兼成績書</text:p>
          </table:table-cell>
          <table:table-cell table:style-name="表3.B1" office:value-type="string">
            <text:p text:style-name="P22">システム名</text:p>
          </table:table-cell>
          <table:table-cell table:style-name="表3.B1" office:value-type="string">
            <text:p text:style-name="P22">ユースケース名</text:p>
          </table:table-cell>
          <table:table-cell table:style-name="表3.B1" office:value-type="string">
            <text:p text:style-name="P22">グループ名</text:p>
          </table:table-cell>
          <table:table-cell table:style-name="表3.E1" table:number-rows-spanned="3" office:value-type="string">
            <text:p text:style-name="P23">承認印</text:p>
          </table:table-cell>
          <table:table-cell table:style-name="表3.B1" table:number-rows-spanned="3" office:value-type="string">
            <text:p text:style-name="P19"/>
          </table:table-cell>
          <table:table-cell table:style-name="表3.E1" table:number-rows-spanned="3" office:value-type="string">
            <text:p text:style-name="P23">作成日</text:p>
          </table:table-cell>
          <table:table-cell table:style-name="表3.B1" table:number-rows-spanned="2" office:value-type="string">
            <text:p text:style-name="P20"/>
          </table:table-cell>
          <table:table-cell table:style-name="表3.E1" table:number-rows-spanned="3" office:value-type="string">
            <text:p text:style-name="P23">担当</text:p>
          </table:table-cell>
          <table:table-cell table:style-name="表3.J1" table:number-rows-spanned="3" office:value-type="string">
            <text:p text:style-name="P19">三戸部</text:p>
          </table:table-cell>
        </table:table-row>
        <table:table-row table:style-name="表3.2">
          <table:covered-table-cell table:style-name="表3.A1"/>
          <table:table-cell table:style-name="表3.B2" table:number-rows-spanned="2" office:value-type="string">
            <text:p text:style-name="P28"/>
          </table:table-cell>
          <table:table-cell table:style-name="表3.C2" table:number-rows-spanned="2" office:value-type="string">
            <text:p text:style-name="P28"/>
          </table:table-cell>
          <table:table-cell table:style-name="表3.D2" table:number-rows-spanned="2" office:value-type="string">
            <text:p text:style-name="P30"/>
          </table:table-cell>
          <table:covered-table-cell table:style-name="表3.E1"/>
          <table:covered-table-cell table:style-name="表3.B1"/>
          <table:covered-table-cell table:style-name="表3.E1"/>
          <table:covered-table-cell table:style-name="表3.B1"/>
          <table:covered-table-cell table:style-name="表3.E1"/>
          <table:covered-table-cell table:style-name="表3.J2"/>
        </table:table-row>
        <table:table-row table:style-name="表3.3">
          <table:covered-table-cell table:style-name="表3.A1"/>
          <table:covered-table-cell table:style-name="表3.B3"/>
          <table:covered-table-cell table:style-name="表3.C3"/>
          <table:covered-table-cell table:style-name="表3.D3"/>
          <table:covered-table-cell table:style-name="表3.E1"/>
          <table:covered-table-cell table:style-name="表3.B1"/>
          <table:covered-table-cell table:style-name="表3.E1"/>
          <table:table-cell table:style-name="表3.H3" office:value-type="string">
            <text:p text:style-name="P21">ver.</text:p>
          </table:table-cell>
          <table:covered-table-cell table:style-name="表3.E1"/>
          <table:covered-table-cell table:style-name="表3.J3"/>
        </table:table-row>
      </table:table>
      <text:p text:style-name="Standard"/>
      <table:table table:name="表4" table:style-name="表4">
        <table:table-column table:style-name="表4.A"/>
        <table:table-column table:style-name="表4.B"/>
        <table:table-column table:style-name="表4.C"/>
        <table:table-column table:style-name="表4.D"/>
        <table:table-column table:style-name="表4.E"/>
        <table:table-column table:style-name="表4.F"/>
        <table:table-column table:style-name="表4.G"/>
        <table:table-column table:style-name="表4.H"/>
        <table:table-row table:style-name="表4.1">
          <table:table-cell table:style-name="表4.A1" table:number-rows-spanned="2" office:value-type="string">
            <text:p text:style-name="P25">No.</text:p>
          </table:table-cell>
          <table:table-cell table:style-name="表4.A1" table:number-rows-spanned="2" office:value-type="string">
            <text:p text:style-name="P25">テストケース番号</text:p>
          </table:table-cell>
          <table:table-cell table:style-name="表4.A1" table:number-rows-spanned="2" office:value-type="string">
            <text:p text:style-name="P26">テスト項目</text:p>
          </table:table-cell>
          <table:table-cell table:style-name="表4.A1" table:number-rows-spanned="2" office:value-type="string">
            <text:p text:style-name="P25">テストデータ</text:p>
          </table:table-cell>
          <table:table-cell table:style-name="表4.E1" table:number-columns-spanned="4" office:value-type="string">
            <text:p text:style-name="P25">結果確認</text:p>
          </table:table-cell>
          <table:covered-table-cell/>
          <table:covered-table-cell/>
          <table:covered-table-cell/>
        </table:table-row>
        <table:table-row table:style-name="表4.1">
          <table:covered-table-cell table:style-name="表4.A1"/>
          <table:covered-table-cell table:style-name="表4.A1"/>
          <table:covered-table-cell table:style-name="表4.A1"/>
          <table:covered-table-cell table:style-name="表4.A1"/>
          <table:table-cell table:style-name="表4.A1" office:value-type="string">
            <text:p text:style-name="P28">確認方法</text:p>
          </table:table-cell>
          <table:table-cell table:style-name="表4.A1" office:value-type="string">
            <text:p text:style-name="P28">確認日</text:p>
          </table:table-cell>
          <table:table-cell table:style-name="表4.A1" office:value-type="string">
            <text:p text:style-name="P28">ﾁｪｯｸ</text:p>
          </table:table-cell>
          <table:table-cell table:style-name="表4.E1" office:value-type="string">
            <text:p text:style-name="P28">確認者</text:p>
          </table:table-cell>
        </table:table-row>
        <table:table-row table:style-name="表4.3">
          <table:table-cell table:style-name="表4.A1" office:value-type="string">
            <text:p text:style-name="P7"/>
          </table:table-cell>
          <table:table-cell table:style-name="表4.A1" office:value-type="string">
            <text:p text:style-name="P14">top.jsp</text:p>
          </table:table-cell>
          <table:table-cell table:style-name="表4.A1" office:value-type="string">
            <text:p text:style-name="P5">ログイン画面に何も入力しないまたは入力内容を間違った場合に、ログインボタンを押下する。</text:p>
          </table:table-cell>
          <table:table-cell table:style-name="表4.A1" office:value-type="string">
            <text:p text:style-name="P2"/>
          </table:table-cell>
          <table:table-cell table:style-name="表4.A1" office:value-type="string">
            <text:h text:style-name="P31" text:outline-level="1">“メールアドレスまたはパスワードが違います。”のエラーメッセージが表示されます。</text:h>
          </table:table-cell>
          <table:table-cell table:style-name="表4.A1" office:value-type="string">
            <text:p text:style-name="P10">2022/5/25</text:p>
          </table:table-cell>
          <table:table-cell table:style-name="表4.A1" office:value-type="string">
            <text:p text:style-name="P8"/>
          </table:table-cell>
          <table:table-cell table:style-name="表4.E1" office:value-type="string">
            <text:p text:style-name="P7">三戸部</text:p>
          </table:table-cell>
        </table:table-row>
        <table:table-row table:style-name="表4.3">
          <table:table-cell table:style-name="表4.A1" office:value-type="string">
            <text:p text:style-name="P7"/>
          </table:table-cell>
          <table:table-cell table:style-name="表4.A1" office:value-type="string">
            <text:p text:style-name="P3"/>
          </table:table-cell>
          <table:table-cell table:style-name="表4.A1" office:value-type="string">
            <text:p text:style-name="P12">選択ボタンで選択する際に、メールアドレスに適した選択をしない場合に、ログインボタンを押下する。</text:p>
          </table:table-cell>
          <table:table-cell table:style-name="表4.A1" office:value-type="string">
            <text:p text:style-name="P3"/>
          </table:table-cell>
          <table:table-cell table:style-name="表4.A1" office:value-type="string">
            <text:h text:style-name="P31" text:outline-level="1">“メールアドレスまたはパスワードが違います。”のエラーメッセージが表示されます。</text:h>
          </table:table-cell>
          <table:table-cell table:style-name="表4.A1" office:value-type="string">
            <text:p text:style-name="P11">2022/5/25</text:p>
          </table:table-cell>
          <table:table-cell table:style-name="表4.A1" office:value-type="string">
            <text:p text:style-name="P8"/>
          </table:table-cell>
          <table:table-cell table:style-name="表4.E1" office:value-type="string">
            <text:p text:style-name="P9">三戸部</text:p>
          </table:table-cell>
        </table:table-row>
        <table:table-row table:style-name="表4.3">
          <table:table-cell table:style-name="表4.A5" office:value-type="string">
            <text:p text:style-name="P7"/>
          </table:table-cell>
          <table:table-cell table:style-name="表4.A5" office:value-type="string">
            <text:p text:style-name="P15">MemRegister.jsp</text:p>
          </table:table-cell>
          <table:table-cell table:style-name="表4.A5" office:value-type="string">
            <text:p text:style-name="P13">メールに＠を入力しない場合に送信ボタンを押下する。</text:p>
          </table:table-cell>
          <table:table-cell table:style-name="表4.A5" office:value-type="string">
            <text:p text:style-name="P3"/>
          </table:table-cell>
          <table:table-cell table:style-name="表4.A5" office:value-type="string">
            <text:h text:style-name="P31" text:outline-level="1">“メールアドレスに「＠」を挿入してください”のエラーメッセージが表示されます。</text:h>
          </table:table-cell>
          <table:table-cell table:style-name="表4.A5" office:value-type="string">
            <text:p text:style-name="P18">2022/5/26</text:p>
          </table:table-cell>
          <table:table-cell table:style-name="表4.A5" office:value-type="string">
            <text:p text:style-name="P8"/>
          </table:table-cell>
          <table:table-cell table:style-name="表4.H5" office:value-type="string">
            <text:p text:style-name="P32">三戸部</text:p>
          </table:table-cell>
        </table:table-row>
        <table:table-row table:style-name="表4.3">
          <table:table-cell table:style-name="表4.A1" office:value-type="string">
            <text:p text:style-name="P7"/>
          </table:table-cell>
          <table:table-cell table:style-name="表4.A1" office:value-type="string">
            <text:p text:style-name="P15"/>
          </table:table-cell>
          <table:table-cell table:style-name="表4.A1" office:value-type="string">
            <text:p text:style-name="P6">登録をする際に未入力項目がある状態で送信ボタンを<text:span text:style-name="T1">押下する。</text:span></text:p>
          </table:table-cell>
          <table:table-cell table:style-name="表4.A1" office:value-type="string">
            <text:p text:style-name="P3"/>
          </table:table-cell>
          <table:table-cell table:style-name="表4.A1" office:value-type="string">
            <text:h text:style-name="P33" text:outline-level="1">“未入力項目があります。”のエラーメッセージが表示されます。</text:h>
          </table:table-cell>
          <table:table-cell table:style-name="表4.A1" office:value-type="string">
            <text:p text:style-name="P16">2022/5/26</text:p>
          </table:table-cell>
          <table:table-cell table:style-name="表4.A1" office:value-type="string">
            <text:p text:style-name="P8"/>
          </table:table-cell>
          <table:table-cell table:style-name="表4.E1" office:value-type="string">
            <text:p text:style-name="P7">三戸部</text:p>
          </table:table-cell>
        </table:table-row>
        <table:table-row table:style-name="表4.3">
          <table:table-cell table:style-name="表4.A1" office:value-type="string">
            <text:p text:style-name="P7"/>
          </table:table-cell>
          <table:table-cell table:style-name="表4.A1" office:value-type="string">
            <text:p text:style-name="P3"/>
          </table:table-cell>
          <table:table-cell table:style-name="表4.A1" office:value-type="string">
            <text:p text:style-name="P17">登録をする際に登録済みのメールアドレスを登録した場合。</text:p>
          </table:table-cell>
          <table:table-cell table:style-name="表4.A1" office:value-type="string">
            <text:p text:style-name="P3"/>
          </table:table-cell>
          <table:table-cell table:style-name="表4.A1" office:value-type="string">
            <text:h text:style-name="P33" text:outline-level="1">“すでに登録されているメールアドレスを使用しています。”のエラーメッセージが表示されます。</text:h>
          </table:table-cell>
          <table:table-cell table:style-name="表4.A1" office:value-type="string">
            <text:p text:style-name="P18">2022/5/26</text:p>
          </table:table-cell>
          <table:table-cell table:style-name="表4.A1" office:value-type="string">
            <text:p text:style-name="P8"/>
          </table:table-cell>
          <table:table-cell table:style-name="表4.E1" office:value-type="string">
            <text:p text:style-name="P7">三戸部</text:p>
          </table:table-cell>
        </table:table-row>
        <table:table-row table:style-name="表4.8">
          <table:table-cell table:style-name="表4.A5" office:value-type="string">
            <text:p text:style-name="P7"/>
          </table:table-cell>
          <table:table-cell table:style-name="表4.A5" office:value-type="string">
            <text:p text:style-name="P3"/>
          </table:table-cell>
          <table:table-cell table:style-name="表4.A5" office:value-type="string">
            <text:p text:style-name="P3"/>
          </table:table-cell>
          <table:table-cell table:style-name="表4.A5" office:value-type="string">
            <text:p text:style-name="P3"/>
          </table:table-cell>
          <table:table-cell table:style-name="表4.A5" office:value-type="string">
            <text:p text:style-name="P4"/>
          </table:table-cell>
          <table:table-cell table:style-name="表4.A5" office:value-type="string">
            <text:p text:style-name="P7"/>
          </table:table-cell>
          <table:table-cell table:style-name="表4.A5" office:value-type="string">
            <text:p text:style-name="P8"/>
          </table:table-cell>
          <table:table-cell table:style-name="表4.H5" office:value-type="string">
            <text:p text:style-name="P7"/>
          </table:table-cell>
        </table:table-row>
      </table:table>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明朝" svg:font-family="游明朝" style:font-family-generic="system" style:font-pitch="variable"/>
    <style:font-face style:name="ＭＳ ゴシック" svg:font-family="'ＭＳ ゴシック'"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style:font-face style:name="ＭＳ Ｐゴシック" svg:font-family="'ＭＳ Ｐゴシック'" style:font-family-generic="roman" style:font-pitch="variable"/>
    <style:font-face style:name="ＭＳ Ｐゴシック1" svg:font-family="'ＭＳ Ｐゴシック'" style:font-family-generic="modern" style:font-pitch="variable"/>
    <style:font-face style:name="ＭＳ Ｐゴシック2"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egoe UI"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01cm" style:writing-mode="lr-tb"/>
      <style:text-properties style:use-window-font-color="true" loext:opacity="0%" style:font-name="Times New Roman" fo:font-size="10pt" fo:language="en" fo:country="US" style:letter-kerning="false" style:font-name-asian="Segoe UI" style:font-size-asian="10pt" style:language-asian="ja" style:country-asian="JP"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0" fo:widows="0" fo:hyphenation-ladder-count="no-limit" style:writing-mode="lr-tb"/>
      <style:text-properties style:use-window-font-color="true" loext:opacity="0%" style:font-name="Arial" fo:font-family="Arial" style:font-family-generic="roman" style:font-pitch="variable" fo:font-size="10.5pt" fo:language="en" fo:country="US" style:letter-kerning="true" style:font-name-asian="ＭＳ Ｐゴシック2" style:font-family-asian="'ＭＳ Ｐゴシック'" style:font-family-generic-asian="system" style:font-pitch-asian="variable" style:font-size-asian="10.5pt" style:language-asian="ja" style:country-asian="JP" style:font-name-complex="Arial1" style:font-family-complex="Arial"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ＭＳ ゴシック" style:font-family-asian="'ＭＳ ゴシック'"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style:contextual-spacing="false" text:number-lines="false" text:line-number="0"/>
      <style:text-properties style:font-name="ＭＳ Ｐゴシック" fo:font-family="'ＭＳ Ｐゴシック'" style:font-family-generic="roman" style:font-pitch="variable" fo:font-size="12pt" fo:font-style="italic" style:font-name-asian="ＭＳ Ｐゴシック2" style:font-family-asian="'ＭＳ Ｐゴシック'"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游明朝" style:font-family-asian="游明朝"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_20_Paragraph_20_Font" style:display-name="Default Paragraph Font" style:family="text"/>
    <style:style style:name="WW8Num1z0" style:family="text"/>
    <style:style style:name="page_20_number" style:display-name="page number" style:family="text" style:parent-style-name="Default_20_Paragraph_20_Fon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end" style:justify-single-word="false" fo:text-indent="0.635cm" style:auto-text-indent="false"/>
      <style:text-properties fo:font-size="10pt" style:font-size-asian="10pt"/>
    </style:style>
    <style:page-layout style:name="Mpm1">
      <style:page-layout-properties fo:page-width="29.7cm" fo:page-height="21.001cm" style:num-format="1" style:print-orientation="landscape" fo:margin-top="1cm" fo:margin-bottom="1cm" fo:margin-left="1cm" fo:margin-right="1cm" style:writing-mode="lr-tb" style:layout-grid-color="#c0c0c0" style:layout-grid-lines="29" style:layout-grid-base-height="0.644cm" style:layout-grid-ruby-height="0cm" style:layout-grid-mode="li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95cm" fo:margin-left="0cm" fo:margin-right="0cm" fo:margin-top="0.19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17T07:00:00</meta:creation-date>
    <meta:initial-creator>Admin</meta:initial-creator>
    <dc:language>ja-JP</dc:language>
    <meta:print-date>2008-07-15T05:50:00</meta:print-date>
    <dc:date>2022-05-26T14:21:21.093000000</dc:date>
    <meta:editing-cycles>11</meta:editing-cycles>
    <dc:title>結合テスト仕様書兼成績書（サンプル）</dc:title>
    <meta:editing-duration>PT7H53M57S</meta:editing-duration>
    <meta:generator>LibreOffice/7.2.5.2$Windows_X86_64 LibreOffice_project/499f9727c189e6ef3471021d6132d4c694f357e5</meta:generator>
    <meta:document-statistic meta:table-count="4" meta:image-count="0" meta:object-count="0" meta:page-count="4" meta:paragraph-count="74" meta:word-count="691" meta:character-count="795" meta:non-whitespace-character-count="795"/>
    <meta:user-defined meta:name="AppVersion">15.0000</meta:user-defined>
    <meta:template xlink:type="simple" xlink:actuate="onRequest" xlink:title="Normal.dotm" xlink:href=""/>
  </office:meta>
</office:document-meta>
</file>